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1" style:family="table">
      <style:table-properties style:width="5.0653in" table:align="left"/>
    </style:style>
    <style:style style:name="Table1.A" style:family="table-column">
      <style:table-column-properties style:column-width="1.5236in"/>
    </style:style>
    <style:style style:name="Table1.B" style:family="table-column">
      <style:table-column-properties style:column-width="3.5417in"/>
    </style:style>
    <style:style style:name="Table1.A1" style:family="table-cell">
      <style:table-cell-properties style:vertical-align="middle" fo:padding="0.0194in" fo:border="none"/>
    </style:style>
    <style:style style:name="Table2" style:family="table">
      <style:table-properties style:width="4.3951in" table:align="left"/>
    </style:style>
    <style:style style:name="Table2.A" style:family="table-column">
      <style:table-column-properties style:column-width="1.0604in"/>
    </style:style>
    <style:style style:name="Table2.B" style:family="table-column">
      <style:table-column-properties style:column-width="3.3347in"/>
    </style:style>
    <style:style style:name="Table2.A1" style:family="table-cell">
      <style:table-cell-properties style:vertical-align="middle" fo:padding="0.0194in" fo:border="0.05pt solid #000000"/>
    </style:style>
    <style:style style:name="P1" style:family="paragraph" style:parent-style-name="Heading_20_3">
      <style:text-properties officeooo:rsid="0002b540" officeooo:paragraph-rsid="0002b540"/>
    </style:style>
    <style:style style:name="P2" style:family="paragraph" style:parent-style-name="Text_20_body">
      <style:text-properties officeooo:rsid="0002b540" officeooo:paragraph-rsid="0002b540"/>
    </style:style>
    <style:style style:name="P3" style:family="paragraph" style:parent-style-name="Standard">
      <style:text-properties fo:font-size="20pt" fo:font-weight="bold" officeooo:rsid="0002b540" officeooo:paragraph-rsid="0002b540" style:font-size-asian="17.5pt" style:font-weight-asian="bold" style:font-size-complex="20pt" style:font-weight-complex="bold"/>
    </style:style>
    <style:style style:name="P4" style:family="paragraph" style:parent-style-name="Standard">
      <style:text-properties fo:font-size="14pt" fo:font-weight="normal" officeooo:rsid="0002b540" style:font-size-asian="12.25pt" style:font-weight-asian="normal" style:font-size-complex="14pt" style:font-weight-complex="normal"/>
    </style:style>
    <style:style style:name="P5" style:family="paragraph" style:parent-style-name="Text_20_body">
      <style:text-properties fo:font-size="14pt" fo:font-weight="bold" officeooo:rsid="0002b540" officeooo:paragraph-rsid="0002b540" style:font-size-asian="12.25pt" style:font-weight-asian="bold" style:font-size-complex="14pt" style:font-weight-complex="bold"/>
    </style:style>
    <style:style style:name="P6" style:family="paragraph" style:parent-style-name="Standard">
      <style:paragraph-properties fo:margin-left="0in" fo:margin-right="0in" fo:text-indent="0in" style:auto-text-indent="false"/>
      <style:text-properties officeooo:paragraph-rsid="0002b540"/>
    </style:style>
    <style:style style:name="P7" style:family="paragraph" style:parent-style-name="Text_20_body">
      <style:text-properties officeooo:paragraph-rsid="0002b540"/>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2b540" officeooo:paragraph-rsid="0002b540" style:font-weight-asian="bold" style:font-weight-complex="bold"/>
    </style:style>
    <style:style style:name="P12" style:family="paragraph" style:parent-style-name="Text_20_body">
      <style:text-properties fo:font-size="18pt" fo:font-weight="bold" officeooo:rsid="0002b540" officeooo:paragraph-rsid="0002b540" style:font-size-asian="15.75pt" style:font-weight-asian="bold" style:font-size-complex="18pt" style:font-weight-complex="bold"/>
    </style:style>
    <style:style style:name="P13" style:family="paragraph" style:parent-style-name="Standard">
      <style:paragraph-properties fo:margin-left="0in" fo:margin-right="0in" fo:text-indent="0in" style:auto-text-indent="false"/>
      <style:text-properties loext:padding="0.0193in" loext:border="0.06pt solid #e5e7eb"/>
    </style:style>
    <style:style style:name="P14" style:family="paragraph" style:parent-style-name="Standard">
      <style:paragraph-properties fo:margin-left="0in" fo:margin-right="0in" fo:text-indent="0in" style:auto-text-indent="false"/>
      <style:text-properties loext:padding="0.0193in" loext:border="0.06pt solid #000000"/>
    </style:style>
    <style:style style:name="P15" style:family="paragraph" style:parent-style-name="Table_20_Contents">
      <style:paragraph-properties fo:margin-left="0in" fo:margin-right="0in" fo:text-indent="0in" style:auto-text-indent="false"/>
    </style:style>
    <style:style style:name="P16" style:family="paragraph" style:parent-style-name="Table_20_Heading">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text-properties officeooo:rsid="00047687" officeooo:paragraph-rsid="00047687"/>
    </style:style>
    <style:style style:name="P29" style:family="paragraph" style:parent-style-name="Text_20_body">
      <style:text-properties fo:font-size="18pt" fo:font-weight="bold" officeooo:rsid="00047687" officeooo:paragraph-rsid="00047687" style:font-size-asian="15.75pt" style:font-weight-asian="bold" style:font-size-complex="18pt" style:font-weight-complex="bold"/>
    </style:style>
    <style:style style:name="P30" style:family="paragraph" style:parent-style-name="Text_20_body">
      <style:paragraph-properties fo:margin-left="0in" fo:margin-right="0in" fo:margin-top="0in" fo:margin-bottom="0in" style:contextual-spacing="false" fo:text-indent="0in" style:auto-text-indent="false"/>
      <style:text-properties fo:font-size="18pt" fo:font-weight="bold" officeooo:rsid="00047687" officeooo:paragraph-rsid="00047687" style:font-size-asian="15.75pt" style:font-weight-asian="bold" style:font-size-complex="18pt" style:font-weight-complex="bold" loext:padding="0.0193in" loext:border="0.06pt solid #000000"/>
    </style:style>
    <style:style style:name="P31" style:family="paragraph" style:parent-style-name="Text_20_body">
      <style:text-properties fo:font-size="18pt" fo:font-weight="bold" officeooo:paragraph-rsid="0005cedd" style:font-size-asian="18pt" style:font-weight-asian="bold" style:font-size-complex="18pt" style:font-weight-complex="bold"/>
    </style:style>
    <style:style style:name="P32" style:family="paragraph" style:parent-style-name="Text_20_body">
      <style:text-properties fo:font-weight="bold" officeooo:paragraph-rsid="00047687" style:font-weight-asian="bold" style:font-weight-complex="bold"/>
    </style:style>
    <style:style style:name="P33" style:family="paragraph" style:parent-style-name="Text_20_body">
      <style:text-properties fo:font-weight="bold" officeooo:rsid="00047687" officeooo:paragraph-rsid="00047687" style:font-weight-asian="bold" style:font-weight-complex="bold"/>
    </style:style>
    <style:style style:name="P34" style:family="paragraph" style:parent-style-name="Text_20_body" style:list-style-name="L12"/>
    <style:style style:name="P35" style:family="paragraph" style:parent-style-name="Text_20_body" style:list-style-name="L12">
      <style:paragraph-properties fo:margin-top="0in" fo:margin-bottom="0in" style:contextual-spacing="false"/>
    </style:style>
    <style:style style:name="P36" style:family="paragraph" style:parent-style-name="Text_20_body">
      <style:text-properties fo:font-weight="normal" officeooo:rsid="00047687" officeooo:paragraph-rsid="00047687" style:font-weight-asian="normal" style:font-weight-complex="normal"/>
    </style:style>
    <style:style style:name="P37" style:family="paragraph" style:parent-style-name="Text_20_body">
      <style:text-properties fo:font-size="12pt" fo:font-weight="bold" officeooo:rsid="00047687" officeooo:paragraph-rsid="00047687" style:font-size-asian="12pt" style:font-weight-asian="bold" style:font-size-complex="12pt" style:font-weight-complex="bold"/>
    </style:style>
    <style:style style:name="P38" style:family="paragraph" style:parent-style-name="Text_20_body">
      <style:text-properties fo:font-size="12pt" fo:font-weight="bold" officeooo:paragraph-rsid="0005cedd" style:font-size-asian="10.5pt" style:font-weight-asian="bold" style:font-size-complex="12pt" style:font-weight-complex="bold"/>
    </style:style>
    <style:style style:name="P39" style:family="paragraph" style:parent-style-name="Text_20_body">
      <style:text-properties fo:font-size="12pt" fo:font-weight="normal" officeooo:paragraph-rsid="0005cedd" style:font-size-asian="10.5pt" style:font-weight-asian="normal" style:font-size-complex="12pt" style:font-weight-complex="normal"/>
    </style:style>
    <style:style style:name="P40" style:family="paragraph" style:parent-style-name="Text_20_body">
      <style:paragraph-properties fo:margin-left="0in" fo:margin-right="0in" fo:text-indent="0in" style:auto-text-indent="false" fo:padding="0.0193in" fo:border="0.06pt solid #e5e7eb"/>
      <style:text-properties fo:font-size="12pt" fo:font-weight="normal" style:font-size-asian="10.5pt" style:font-weight-asian="normal" style:font-size-complex="12pt" style:font-weight-complex="normal"/>
    </style:style>
    <style:style style:name="P41" style:family="paragraph" style:parent-style-name="Text_20_body">
      <style:text-properties officeooo:paragraph-rsid="0005cedd"/>
    </style:style>
    <style:style style:name="P42" style:family="paragraph" style:parent-style-name="Text_20_body" style:list-style-name="L13">
      <style:paragraph-properties fo:margin-left="0in" fo:margin-right="0in" fo:text-indent="0in" style:auto-text-indent="false" fo:padding="0.0193in" fo:border="0.06pt solid #e5e7eb"/>
    </style:style>
    <style:style style:name="P43" style:family="paragraph" style:parent-style-name="Text_20_body" style:list-style-name="L14">
      <style:paragraph-properties fo:margin-left="0in" fo:margin-right="0in" fo:text-indent="0in" style:auto-text-indent="false" fo:padding="0.0193in" fo:border="0.06pt solid #e5e7eb"/>
    </style:style>
    <style:style style:name="P44" style:family="paragraph" style:parent-style-name="Text_20_body" style:list-style-name="L15">
      <style:paragraph-properties fo:margin-left="0in" fo:margin-right="0in" fo:text-indent="0in" style:auto-text-indent="false" fo:padding="0.0193in" fo:border="0.06pt solid #e5e7eb"/>
    </style:style>
    <style:style style:name="P45" style:family="paragraph" style:parent-style-name="Text_20_body" style:list-style-name="L16">
      <style:paragraph-properties fo:margin-left="0in" fo:margin-right="0in" fo:text-indent="0in" style:auto-text-indent="false" fo:padding="0.0193in" fo:border="0.06pt solid #e5e7eb"/>
    </style:style>
    <style:style style:name="P46" style:family="paragraph" style:parent-style-name="Text_20_body" style:list-style-name="L17">
      <style:paragraph-properties fo:margin-left="0in" fo:margin-right="0in" fo:text-indent="0in" style:auto-text-indent="false" fo:padding="0.0193in" fo:border="0.06pt solid #e5e7eb"/>
    </style:style>
    <style:style style:name="P47" style:family="paragraph" style:parent-style-name="Text_20_body" style:list-style-name="L18">
      <style:paragraph-properties fo:margin-left="0in" fo:margin-right="0in" fo:text-indent="0in" style:auto-text-indent="false" fo:padding="0.0193in" fo:border="0.06pt solid #e5e7eb"/>
    </style:style>
    <style:style style:name="T1" style:family="text">
      <style:text-properties officeooo:rsid="0002b540"/>
    </style:style>
    <style:style style:name="T2" style:family="text">
      <style:text-properties fo:font-weight="bold"/>
    </style:style>
    <style:style style:name="T3" style:family="text">
      <style:text-properties fo:font-size="14pt" fo:font-weight="bold" officeooo:rsid="0002b540" style:font-size-asian="12.25pt" style:font-weight-asian="bold" style:font-size-complex="14pt" style:font-weight-complex="bold"/>
    </style:style>
    <style:style style:name="T4" style:family="text">
      <style:text-properties fo:font-size="15pt" fo:font-weight="bold" officeooo:rsid="0002b540" style:font-size-asian="15pt" style:font-weight-asian="bold" style:font-size-complex="15pt" style:font-weight-complex="bold"/>
    </style:style>
    <style:style style:name="T5" style:family="text">
      <style:text-properties loext:padding="0.0193in" loext:border="0.06pt solid #000000"/>
    </style:style>
    <style:style style:name="T6" style:family="text">
      <style:text-properties officeooo:rsid="00047687"/>
    </style:style>
    <style:style style:name="T7" style:family="text">
      <style:text-properties fo:font-weight="normal" style:font-weight-asian="normal" style:font-weight-complex="normal"/>
    </style:style>
    <style:style style:name="T8" style:family="text">
      <style:text-properties fo:font-size="12pt" fo:font-weight="normal" officeooo:rsid="0005cedd" style:font-size-asian="12pt" style:font-weight-asian="normal" style:font-size-complex="12pt" style:font-weight-complex="normal"/>
    </style:style>
    <style:style style:name="T9" style:family="text">
      <style:text-properties fo:font-size="12pt" fo:font-weight="normal" officeooo:rsid="00061133" style:font-size-asian="12pt" style:font-weight-asian="normal" style:font-size-complex="12pt" style:font-weight-complex="normal"/>
    </style:style>
    <style:style style:name="T10" style:family="text">
      <style:text-properties fo:font-size="12pt" fo:font-weight="bold" officeooo:rsid="00047687" style:font-size-asian="12pt" style:font-weight-asian="bold" style:font-size-complex="12pt" style:font-weight-complex="bold"/>
    </style:style>
    <style:style style:name="T11" style:family="text">
      <style:text-properties fo:font-size="12pt" fo:font-weight="bold" officeooo:rsid="0005cedd" style:font-size-asian="12pt" style:font-weight-asian="bold" style:font-size-complex="12pt" style:font-weight-complex="bold"/>
    </style:style>
    <style:style style:name="T12" style:family="text">
      <style:text-properties fo:font-size="12pt" officeooo:rsid="00061133" style:font-size-asian="12pt" style:font-size-complex="12pt"/>
    </style:style>
    <style:style style:name="T13" style:family="text">
      <style:text-properties fo:font-size="12pt" officeooo:rsid="00047687" style:font-size-asian="12pt" style:font-size-complex="12pt"/>
    </style:style>
    <style:style style:name="T14" style:family="text">
      <style:text-properties fo:font-size="12pt" style:font-size-asian="10.5pt" style:font-size-complex="12pt"/>
    </style:style>
    <style:style style:name="T15" style:family="text">
      <style:text-properties officeooo:rsid="0005cedd"/>
    </style:style>
    <style:style style:name="T16" style:family="text">
      <style:text-properties officeooo:rsid="00061133"/>
    </style:style>
    <style:style style:name="T17" style:family="text">
      <style:text-properties loext:padding="0.0193in" loext:border="0.06pt solid #e5e7eb"/>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MINI RESPONSE : </text:p>
      <text:p text:style-name="P3"/>
      <text:p text:style-name="P3"/>
      <text:p text:style-name="P5">Q.can you tell me when i'll get a job , i mean can you predict the horoscope </text:p>
      <text:p text:style-name="P6"/>
      <text:section text:style-name="Sect1" text:name="model-response-message-contentr_d01be95389df971f">
        <text:p text:style-name="P8">I cannot predict your future or your horoscope, as I am an AI and do not have such capabilities. My purpose is to provide information and complete tasks based on the data I've been trained on.</text:p>
        <text:p text:style-name="Text_20_body">If you're looking for information about career prospects or job markets, I can help you with that. To give you the most relevant information, I'll need to do some searches., I can tell you that the outlook for AI/ML professionals is extremely positive.</text:p>
        <text:p text:style-name="Text_20_body">Here's what the current job market trends suggest for someone with your background in India:</text:p>
        <text:p text:style-name="P9">1. High Demand and Growth:</text:p>
        <text:list text:style-name="L1">
          <text:list-item>
            <text:p text:style-name="P17">The AI/ML job market in India saw a <text:span text:style-name="T2">25% year-on-year growth in May 2025</text:span>, making it one of the fastest-growing job categories.</text:p>
          </text:list-item>
          <text:list-item>
            <text:p text:style-name="P17">Cities like Delhi NCR, Chennai, and Kolkata are leading this trend with significant growth rates (35%, 34%, and 33% respectively).</text:p>
          </text:list-item>
          <text:list-item>
            <text:p text:style-name="P17">The overall IT sector might be seeing a slight decline, but AI/ML hiring continues to show strong momentum.</text:p>
          </text:list-item>
          <text:list-item>
            <text:p text:style-name="P17">India is projected to become a <text:span text:style-name="T2">$500 billion AI market by 2026</text:span>, and NASSCOM reports that India will need over <text:span text:style-name="T2">1 million AI professionals by 2030</text:span>.</text:p>
          </text:list-item>
        </text:list>
        <text:p text:style-name="Text_20_body"><text:span text:style-name="T2">2. Top Job Roles You Can Target:</text:span> Your B.Tech CSE with AIML will open doors to various high-demand roles, including:</text:p>
        <text:list text:style-name="L2">
          <text:list-item>
            <text:p text:style-name="P18"><text:span text:style-name="T2">Machine Learning Engineer:</text:span> Designing, developing, and deploying algorithms that enable machines to learn.</text:p>
          </text:list-item>
          <text:list-item>
            <text:p text:style-name="P18"><text:span text:style-name="T2">Data Scientist (AI Focus):</text:span> Analyzing large datasets to uncover insights and build predictive models using machine learning and statistical techniques.</text:p>
          </text:list-item>
          <text:list-item>
            <text:p text:style-name="P18"><text:span text:style-name="T2">AI Engineer/AI Software Engineer:</text:span> Bridging the gap between theoretical AI concepts and practical applications, designing and developing AI models, and focusing on deployment, integration, and maintenance.</text:p>
          </text:list-item>
          <text:list-item>
            <text:p text:style-name="P18"><text:span text:style-name="T2">AI Research Scientist:</text:span> Specializing in advanced studies in AI, ML, and data science for new methods and technology development.</text:p>
          </text:list-item>
          <text:list-item>
            <text:p text:style-name="P18"><text:span text:style-name="T2">Computer Vision Engineer:</text:span> Designing systems that enable machines to "see" and interpret visual data (e.g., for self-driving cars, facial recognition).</text:p>
          </text:list-item>
          <text:list-item>
            <text:p text:style-name="P18"><text:span text:style-name="T2">Natural Language Processing (NLP) Engineer:</text:span> Creating AI solutions to analyze speech and language (e.g., chatbots, voice assistants).</text:p>
          </text:list-item>
          <text:list-item>
            <text:p text:style-name="P18"><text:span text:style-name="T2">Big Data Engineer/Architect:</text:span> Building and maintaining large-scale data infrastructure to process massive datasets.</text:p>
          </text:list-item>
          <text:list-item>
            <text:p text:style-name="P18"><text:soft-page-break/><text:span text:style-name="T2">AI Ethics Consultant:</text:span> Ensuring AI systems adhere to ethical guidelines and regulations.</text:p>
          </text:list-item>
        </text:list>
        <text:p text:style-name="Text_20_body"><text:span text:style-name="T2">3. Salary Expectations (in India):</text:span> Salaries vary based on skills, experience, and the employer, but the field offers competitive compensation:</text:p>
        <text:list text:style-name="L3">
          <text:list-item>
            <text:p text:style-name="P19"><text:span text:style-name="T2">Entry-level (0-2 years):</text:span> ₹6 LPA – ₹12 LPA</text:p>
          </text:list-item>
          <text:list-item>
            <text:p text:style-name="P19"><text:span text:style-name="T2">Mid-level (2-5 years):</text:span> ₹12 LPA – ₹25 LPA</text:p>
          </text:list-item>
          <text:list-item>
            <text:p text:style-name="P19"><text:span text:style-name="T2">Senior-level (5-10 years):</text:span> ₹35 LPA – ₹50 LPA</text:p>
          </text:list-item>
          <text:list-item>
            <text:p text:style-name="P19"><text:span text:style-name="T2">Experts (10+ years):</text:span> ₹1 Crore+ Annually</text:p>
          </text:list-item>
          <text:list-item>
            <text:p text:style-name="P19">Some sources indicate AI Research Scientist and Machine Learning Engineer as the highest-paying roles, with salaries potentially reaching ₹20 LPA or even ₹50 LPA depending on the level of the position.</text:p>
          </text:list-item>
        </text:list>
        <text:p text:style-name="Text_20_body"><text:span text:style-name="T2">4. Key Skills to Focus On:</text:span> To maximize your chances, ensure you have strong proficiency in:</text:p>
        <text:list text:style-name="L4">
          <text:list-item>
            <text:p text:style-name="P20"><text:span text:style-name="T2">Programming Languages:</text:span> Python (highly essential), R, Java, C++.</text:p>
          </text:list-item>
          <text:list-item>
            <text:p text:style-name="P20"><text:span text:style-name="T2">Machine Learning &amp; Deep Learning Frameworks:</text:span> TensorFlow, PyTorch, Keras.</text:p>
          </text:list-item>
          <text:list-item>
            <text:p text:style-name="P20"><text:span text:style-name="T2">Data Analysis &amp; Feature Engineering:</text:span> Working with large datasets, data cleaning, statistical analysis.</text:p>
          </text:list-item>
          <text:list-item>
            <text:p text:style-name="P20"><text:span text:style-name="T2">Big Data Technologies:</text:span> Hadoop, Spark (useful for Big Data roles).</text:p>
          </text:list-item>
          <text:list-item>
            <text:p text:style-name="P20"><text:span text:style-name="T2">Cloud Platforms:</text:span> AWS, Azure, GCP (for model deployment and integration).</text:p>
          </text:list-item>
          <text:list-item>
            <text:p text:style-name="P20"><text:span text:style-name="T2">Soft Skills:</text:span> Problem-solving, communication, teamwork, time management.</text:p>
          </text:list-item>
        </text:list>
        <text:p text:style-name="P9">5. Job Search Tips for AIML :</text:p>
        <text:list text:style-name="L5">
          <text:list-item>
            <text:p text:style-name="P21"><text:span text:style-name="T2">Internships are crucial:</text:span> They provide hands-on experience and often lead to full-time offers. Seek them out early in your academic journey.</text:p>
          </text:list-item>
          <text:list-item>
            <text:p text:style-name="P21"><text:span text:style-name="T2">Build a strong portfolio:</text:span> Showcase your skills through personal projects on platforms like GitHub. Include capstone projects and any research related to AI.</text:p>
          </text:list-item>
          <text:list-item>
            <text:p text:style-name="P21"><text:span text:style-name="T2">Network:</text:span> Attend industry events, join online communities, and connect with professionals in the AI/ML field.</text:p>
          </text:list-item>
          <text:list-item>
            <text:p text:style-name="P21"><text:span text:style-name="T2">Tailor your resume:</text:span> Highlight your AI-related skills, coursework, and projects. Use strong action verbs and quantify your accomplishments with metrics where possible.</text:p>
          </text:list-item>
          <text:list-item>
            <text:p text:style-name="P21"><text:span text:style-name="T2">Prepare for interviews:</text:span> Practice coding problems (LeetCode is a common resource) and be ready to discuss your projects in detail.</text:p>
          </text:list-item>
          <text:list-item>
            <text:p text:style-name="P21"><text:span text:style-name="T2">Consider certifications:</text:span> Certifications from Google AI, Microsoft Azure AI Engineer, or IBM AI Engineering can further boost your profile.</text:p>
          </text:list-item>
          <text:list-item>
            <text:p text:style-name="P21"><text:span text:style-name="T2">Explore diverse industries:</text:span> AI is transforming healthcare, finance, retail, manufacturing, cybersecurity, and more, so don't limit</text:p>
          </text:list-item>
        </text:list>
        <text:p text:style-name="Text_20_body"/>
        <text:p text:style-name="Text_20_body"/>
        <text:p text:style-name="P12"><text:soft-page-break/>CHATGPT RESPONSE : </text:p>
        <text:p text:style-name="P7"><text:span text:style-name="T3">Q</text:span><text:span text:style-name="T4">.can you tell me when i'll get a job , i mean can you predict the horoscope </text:span></text:p>
        <text:p text:style-name="Text_20_body">Sure — I’ll give you a personalized <text:span text:style-name="Strong_20_Emphasis">horoscope-style job prediction</text:span>. But first, to make it more tailored, could you tell me:</text:p>
        <text:list text:style-name="L6">
          <text:list-item>
            <text:p text:style-name="P22"><text:span text:style-name="Strong_20_Emphasis">Your zodiac sign</text:span> (or your birthdate)?</text:p>
          </text:list-item>
          <text:list-item>
            <text:p text:style-name="P22">Are you currently <text:span text:style-name="Strong_20_Emphasis">applying for jobs</text:span>, just <text:span text:style-name="Strong_20_Emphasis">starting to look</text:span>, or <text:span text:style-name="Strong_20_Emphasis">waiting to hear back</text:span>?</text:p>
          </text:list-item>
          <text:list-item>
            <text:p text:style-name="P22">Any specific <text:span text:style-name="Strong_20_Emphasis">industry or role</text:span> you're aiming for?</text:p>
          </text:list-item>
        </text:list>
        <text:p text:style-name="Text_20_body">If you’d prefer a quick general horoscope-style prediction without all that, here’s a default one based on <text:span text:style-name="Strong_20_Emphasis">Taurus</text:span> (April 20 – May 20) as an example:</text:p>
        <text:p text:style-name="Horizontal_20_Line"/>
        <text:h text:style-name="Heading_20_3" text:outline-level="3">🌟 <text:span text:style-name="Strong_20_Emphasis">Taurus Career Horoscope – July 2025</text:span></text:h>
        <text:p text:style-name="Text_20_body">You've been pushing forward with steady determination, and the cosmic tides are beginning to shift in your favor. Around the <text:span text:style-name="Strong_20_Emphasis">third week of July</text:span>, expect communication from someone important—a recruiter, a former colleague, or even a connection from your past. Stay open, grounded, and proactive.</text:p>
        <text:p text:style-name="Text_20_body"><text:span text:style-name="Strong_20_Emphasis">Venus enters Virgo mid-month</text:span>, bringing a practical, detail-oriented energy that favors interviews, applications, and making a good impression. If you've been doubting your path, clarity is coming. The <text:span text:style-name="Strong_20_Emphasis">New Moon on July 25</text:span> is your moment to set intentions—apply boldly and visualize the outcome.</text:p>
        <text:p text:style-name="Quotations">🧭 <text:span text:style-name="Strong_20_Emphasis">Job outlook</text:span>: A positive opportunity may open up between <text:span text:style-name="Strong_20_Emphasis">late July and mid-August</text:span>. Don’t ignore messages or subtle signs—they may lead somewhere promising.</text:p>
        <text:p text:style-name="Horizontal_20_Line"/>
        <text:p text:style-name="P10">Let me know your actual sign or situation, and I’ll refine it just for you!</text:p>
        <text:p text:style-name="P2">→ 23 October 2005 , for Developer Jobs .</text:p>
        <text:p text:style-name="P2"/>
        <text:h text:style-name="P1" text:outline-level="3">💻 <text:span text:style-name="Strong_20_Emphasis">Scorpio Developer Horoscope – July &amp; August 2025</text:span></text:h>
        <text:h text:style-name="Heading_20_4" text:outline-level="4">💼 <text:span text:style-name="Strong_20_Emphasis">Career &amp; Internships:</text:span></text:h>
        <text:p text:style-name="Text_20_body">You're entering a highly charged period where your determination meets opportunity. As a Scorpio, you're naturally deep-thinking, focused, and intense — all traits that set you apart as a developer. You’re not here for surface-level code. You want to solve real problems.</text:p>
        <text:p text:style-name="Quotations"><text:span text:style-name="Strong_20_Emphasis">July 9–26</text:span> is a high-activity zone. Mars (action) and Mercury (communication) are aligning in a way that boosts your clarity in technical interviews and take-home assessments.</text:p>
        <text:list text:style-name="L7">
          <text:list-item>
            <text:p text:style-name="P23">If you're applying or interviewing, your ability to <text:span text:style-name="Strong_20_Emphasis">explain logic clearly</text:span> and <text:span text:style-name="Strong_20_Emphasis">debug under pressure</text:span> will shine.</text:p>
          </text:list-item>
          <text:list-item>
            <text:p text:style-name="P23"><text:soft-page-break/>Around <text:span text:style-name="Strong_20_Emphasis">July 17–23</text:span>, a recruiter or hiring manager could notice you — possibly via LinkedIn, GitHub, or even a friend’s referral.</text:p>
          </text:list-item>
        </text:list>
        <text:h text:style-name="Heading_20_4" text:outline-level="4">🌑 <text:span text:style-name="Strong_20_Emphasis">New Moon in Leo – July 25</text:span>:</text:h>
        <text:p text:style-name="Text_20_body">This is a cosmic “reset” point. Great day to:</text:p>
        <text:list text:style-name="L8">
          <text:list-item>
            <text:p text:style-name="P24">Refactor your resume/portfolio</text:p>
          </text:list-item>
          <text:list-item>
            <text:p text:style-name="P24">Push a side project to GitHub</text:p>
          </text:list-item>
          <text:list-item>
            <text:p text:style-name="P24">Apply to 5+ internships without overthinking</text:p>
          </text:list-item>
        </text:list>
        <text:p text:style-name="Text_20_body">Plant the seeds now. <text:span text:style-name="Strong_20_Emphasis">Mid-August (August 12–19)</text:span> could bring a breakthrough — a callback, final interview, or even a remote offer.</text:p>
        <text:p text:style-name="Horizontal_20_Line"/>
        <text:h text:style-name="Heading_20_3" text:outline-level="3">🔧 Developer Path Focus:</text:h>
        <text:p text:style-name="Text_20_body">Scorpio developers do best when the work:</text:p>
        <text:list text:style-name="L9">
          <text:list-item>
            <text:p text:style-name="P25">Requires <text:span text:style-name="Strong_20_Emphasis">problem-solving</text:span> (backend, AI, cybersecurity, systems)</text:p>
          </text:list-item>
          <text:list-item>
            <text:p text:style-name="P25">Involves <text:span text:style-name="Strong_20_Emphasis">deep logic</text:span> over flashy interfaces</text:p>
          </text:list-item>
          <text:list-item>
            <text:p text:style-name="P25">Gives <text:span text:style-name="Strong_20_Emphasis">autonomy</text:span> and avoids micromanagemen<text:span text:style-name="T1">t</text:span></text:p>
          </text:list-item>
        </text:list>
        <text:p text:style-name="Text_20_body"/>
        <text:p text:style-name="P11">Timeline Prediction : </text:p>
        <table:table table:name="Table1" table:style-name="Table1">
          <table:table-column table:style-name="Table1.A"/>
          <table:table-column table:style-name="Table1.B"/>
          <table:table-header-rows>
            <table:table-row>
              <table:table-cell table:style-name="Table1.A1" office:value-type="string">
                <text:p text:style-name="Table_20_Heading">Date Range</text:p>
              </table:table-cell>
              <table:table-cell table:style-name="Table1.A1" office:value-type="string">
                <text:p text:style-name="Table_20_Heading">Likely Events</text:p>
              </table:table-cell>
            </table:table-row>
          </table:table-header-rows>
          <table:table-row>
            <table:table-cell table:style-name="Table1.A1" office:value-type="string">
              <text:p text:style-name="Table_20_Contents"><text:span text:style-name="Strong_20_Emphasis">July 11–20</text:span></text:p>
            </table:table-cell>
            <table:table-cell table:style-name="Table1.A1" office:value-type="string">
              <text:p text:style-name="Table_20_Contents">Interview invitations, callbacks</text:p>
            </table:table-cell>
          </table:table-row>
          <table:table-row>
            <table:table-cell table:style-name="Table1.A1" office:value-type="string">
              <text:p text:style-name="Table_20_Contents"><text:span text:style-name="Strong_20_Emphasis">July 25 (New Moon)</text:span></text:p>
            </table:table-cell>
            <table:table-cell table:style-name="Table1.A1" office:value-type="string">
              <text:p text:style-name="Table_20_Contents">Best day to apply + set career goals</text:p>
            </table:table-cell>
          </table:table-row>
          <table:table-row>
            <table:table-cell table:style-name="Table1.A1" office:value-type="string">
              <text:p text:style-name="Table_20_Contents"><text:span text:style-name="Strong_20_Emphasis">August 12–19</text:span></text:p>
            </table:table-cell>
            <table:table-cell table:style-name="Table1.A1" office:value-type="string">
              <text:p text:style-name="Table_20_Contents">High chance of offer / breakthrough</text:p>
            </table:table-cell>
          </table:table-row>
          <table:table-row>
            <table:table-cell table:style-name="Table1.A1" office:value-type="string">
              <text:p text:style-name="Table_20_Contents"><text:span text:style-name="Strong_20_Emphasis">August 24 onward</text:span></text:p>
            </table:table-cell>
            <table:table-cell table:style-name="Table1.A1" office:value-type="string">
              <text:p text:style-name="Table_20_Contents">If no offer yet, keep going — Sept opens new paths</text:p>
            </table:table-cell>
          </table:table-row>
        </table:table>
        <text:p text:style-name="P2"/>
        <text:p text:style-name="Horizontal_20_Line"/>
        <text:p text:style-name="P4">is this astrology or just something else tell me yes or no , i mean i have to tell the client ? </text:p>
        <text:h text:style-name="Heading_20_6" text:outline-level="6">ChatGPT said:</text:h>
        <text:p text:style-name="Text_20_body"><text:span text:style-name="Strong_20_Emphasis">Yes</text:span>, this is astrology — specifically a <text:span text:style-name="Strong_20_Emphasis">career-focused horoscope</text:span> based on your zodiac sign (<text:span text:style-name="Strong_20_Emphasis">Scorpio</text:span>) and current date alignment (<text:span text:style-name="Strong_20_Emphasis">July–August 2025</text:span>). It blends:</text:p>
        <text:list text:style-name="L10">
          <text:list-item>
            <text:p text:style-name="P26"><text:span text:style-name="Strong_20_Emphasis">Western astrology elements</text:span> (planetary transits like Mars, Mercury, New Moon)</text:p>
          </text:list-item>
          <text:list-item>
            <text:p text:style-name="P26"><text:span text:style-name="Strong_20_Emphasis">Scorpio personality traits</text:span> (intensity, focus, persistence)</text:p>
          </text:list-item>
          <text:list-item>
            <text:p text:style-name="P26"><text:span text:style-name="Strong_20_Emphasis">Symbolic timing predictions</text:span> (when you might get results)</text:p>
          </text:list-item>
        </text:list>
        <text:p text:style-name="Text_20_body">So if you're telling a <text:span text:style-name="Strong_20_Emphasis">client</text:span>, you can honestly say:</text:p>
        <text:p text:style-name="Quotations">“This is an astrology-based job prediction, using Scorpio’s traits and planetary movements for July and August 2025.”</text:p>
        <text:p text:style-name="Text_20_body"><text:soft-page-break/>Let me know if you need a version of it written <text:span text:style-name="Strong_20_Emphasis">professionally for a client</text:span> — I can reword it.</text:p>
        <text:h text:style-name="Heading_20_5" text:outline-level="5">You said:</text:h>
        <text:p text:style-name="Text_20_body">have you created this by yourself or took the help of any third party api ?</text:p>
        <text:h text:style-name="Heading_20_6" text:outline-level="6"/>
        <text:p text:style-name="Text_20_body">I created this <text:span text:style-name="Strong_20_Emphasis">entirely myself</text:span> — no third-party APIs, astrology plugins, or external tools were used.</text:p>
        <text:p text:style-name="Text_20_body">The horoscope you received is <text:span text:style-name="Strong_20_Emphasis">generated by me (ChatGPT)</text:span> based on:</text:p>
        <text:list text:style-name="L11">
          <text:list-item>
            <text:p text:style-name="P27">My <text:span text:style-name="Strong_20_Emphasis">built-in knowledge of Western astrology</text:span>, including how planetary movements influence zodiac signs.</text:p>
          </text:list-item>
          <text:list-item>
            <text:p text:style-name="P27">Your <text:span text:style-name="Strong_20_Emphasis">birthdate and sign</text:span> (Scorpio).</text:p>
          </text:list-item>
          <text:list-item>
            <text:p text:style-name="P27">Context you gave (developer job search, internships).</text:p>
          </text:list-item>
          <text:list-item>
            <text:p text:style-name="P27"><text:span text:style-name="Strong_20_Emphasis">No external data sources</text:span>, websites, or astrology services were used.</text:p>
          </text:list-item>
        </text:list>
        <text:p text:style-name="Text_20_body">So if you're showing this to a client or using it in a project, you can truthfully say:</text:p>
        <text:p text:style-name="Quotations">“This horoscope was generated by ChatGPT using internal AI astrology knowledge — not from an external API or website.”</text:p>
        <text:p text:style-name="Text_20_body">Would you like it formatted as a deliverable (PDF-style text, copy for a website, or client-facing report)?</text:p>
        <text:p text:style-name="Text_20_body"/>
        <text:p text:style-name="Text_20_body"/>
        <text:p text:style-name="Text_20_body"/>
        <text:p text:style-name="P29">CLAUDE RESPONSE : </text:p>
        <text:p text:style-name="P32"><text:span text:style-name="T6">Q.</text:span><text:span text:style-name="T5">.can you tell me when i'll get a job , i mean can you predict the horoscope</text:span></text:p>
        <text:p text:style-name="P33"><text:span text:style-name="T5">Ans : </text:span></text:p>
        <text:p text:style-name="P36"><text:span text:style-name="T5">I can't predict when you'll get a job through horoscopes or astrology. Astrology isn't scientifically proven to predict future events or job prospects.</text:span></text:p>
        <text:p text:style-name="Text_20_body">However, I'd be happy to help you with practical job search strategies that can actually improve your chances of finding employment:</text:p>
        <text:list text:style-name="L12">
          <text:list-item>
            <text:p text:style-name="P35">Updating your resume and tailoring it to specific positions </text:p>
          </text:list-item>
          <text:list-item>
            <text:p text:style-name="P35">Networking with professionals in your field </text:p>
          </text:list-item>
          <text:list-item>
            <text:p text:style-name="P35">Preparing for interviews with common questions and practice </text:p>
          </text:list-item>
          <text:list-item>
            <text:p text:style-name="P35">Using job search platforms effectively </text:p>
          </text:list-item>
          <text:list-item>
            <text:p text:style-name="P35">Developing in-demand skills for your industry </text:p>
          </text:list-item>
          <text:list-item>
            <text:p text:style-name="P34">Following up on applications professionally </text:p>
          </text:list-item>
        </text:list>
        <text:p text:style-name="Text_20_body">What type of work are you looking for? I could provide more specific advice based on your field or career goals. Sometimes having a concrete action plan feels more empowering than waiting for predictions, and it definitely leads to better outcomes.</text:p>
        <text:p text:style-name="P33"><text:soft-page-break/><text:span text:style-name="T5"/></text:p>
        <text:p text:style-name="P30">Meta LLAMA <text:s/>RESPONSE : </text:p>
        <text:p text:style-name="P37">Q.can you tell me when i'll get a job , i mean can you predict the horoscope</text:p>
        <text:p text:style-name="P28">I'd love to help with that.What's your birth date, and I'll look up your zodiac sign and see what the stars might have in store for you regarding your job search. Keep in mind that horoscopes are more for entertainment purposes.</text:p>
        <text:p text:style-name="Text_20_body">(And if you're looking for more practical job search advice, I'd be happy to help with that too!)</text:p>
        <text:p text:style-name="P37"/>
        <text:p text:style-name="P37">23 Oct , 6AM , Haryana , India :</text:p>
        <text:p text:style-name="P37"><text:span text:style-name="T7">You're a Libra, born on October 23rd. Here's a lighthearted horoscope-style prediction for you:</text:span></text:p>
        <text:p text:style-name="Text_20_body">Libra (October 23 - November 21)</text:p>
        <text:p text:style-name="Text_20_body">Job Search Forecast: With Venus influencing your career sector, you might receive an unexpected opportunity or connection that could lead to a job offer. This could come through networking or a chance encounter. Keep your professional network active and be open to new possibilities.</text:p>
        <text:p text:style-name="Text_20_body">Timing-wise, the next few weeks might bring some positive developments in your job search. Specifically, around July 15th to August 10th could be a promising period for interviews or job offers.</text:p>
        <text:p text:style-name="Text_20_body">Of course, this is all in good fun, and your job search outcome depends on many factors, including your skills, experience, and hard work!</text:p>
        <text:p text:style-name="P41">How's your job search going <text:span text:style-name="T15">far ? </text:span></text:p>
        <text:p text:style-name="P41"><text:span text:style-name="T11">Q.Tell in details : </text:span></text:p>
        <text:p text:style-name="P41"><text:span text:style-name="T8">As a Libra born on October 23rd, here are some general astrological periods that might be favorable for your job search or career growth:</text:span></text:p>
        <text:p text:style-name="Text_20_body">Favorable periods in 2024-2025:</text:p>
        <text:p text:style-name="Text_20_body">July 15 - August 10: Jupiter's transit might bring opportunities, growth, and success in your career.</text:p>
        <text:p text:style-name="Text_20_body">September 3 - 7: Venus' harmonious aspect could enhance your charm, communication skills, and networking opportunities.</text:p>
        <text:p text:style-name="Text_20_body">November 2 - 6: Mercury's favorable position might improve your mental clarity, focus, and job search efforts.</text:p>
        <text:p text:style-name="Text_20_body">Challenging periods:</text:p>
        <text:p text:style-name="Text_20_body">August 20 - September 15: Be prepared for potential delays or obstacles in your job search.</text:p>
        <text:p text:style-name="Text_20_body">Keep in mind that these are general predictions and might not be specific to your individual circumstances.</text:p>
        <text:p text:style-name="Text_20_body">Would you like more insights or job search tips?</text:p>
        <text:p text:style-name="Text_20_body"><text:soft-page-break/>Meta AI response: As a Libra born on October 23rd, here are some general astrological periods that might be favorable for your job search or career growth: Favorable periods in 2024-2025: July 15 - August 10: Jupiter's transit might bring opportunities, growth, and success in your career. September 3 - 7: Venus' harmonious aspect could enhance your charm, communication skills, and networking opportunities. November 2 - 6: Mercury's favorable position might improve your mental clarity, focus, and job search efforts. Challenging periods: August 20 - September 15: Be prepared for potential delays or obstacles in your job search. Keep in mind that these are general predictions and might not be <text:span text:style-name="T14">specific</text:span> to your individual circumstances. Would you like more insights or job search tips?</text:p>
        <text:p text:style-name="P41"><text:span text:style-name="T9"/></text:p>
        <text:p text:style-name="P41"><text:span text:style-name="T9"/></text:p>
        <text:p text:style-name="P41"><text:span text:style-name="T9"/></text:p>
        <text:p text:style-name="P31"><text:span text:style-name="T16">PERPLEXITY RESPONSE </text:span><text:span text:style-name="T6"><text:s/>:</text:span></text:p>
        <text:p text:style-name="P38">Q.can you tell me when i'll get a job , i mean can you predict the horoscope</text:p>
        <text:p text:style-name="P39"><text:span text:style-name="T17">According to Indian (Vedic) astrology, your birth details (23 October, 6 AM, Haryana) place you under </text:span><text:span text:style-name="Strong_20_Emphasis"><text:span text:style-name="T17">Vrischika Rashi</text:span></text:span><text:span text:style-name="T17"> (Scorpio sign)</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astroarunpandit.org/scorpio-personality/" office:target-frame-name="_blank" xlink:show="new" text:style-name="Internet_20_link" text:visited-style-name="Visited_20_Internet_20_Link"><text:span text:style-name="T5">4</text:span></text:a><text:a xlink:type="simple" xlink:href="https://www.ganeshaspeaks.com/zodiac-signs/scorpio/" office:target-frame-name="_blank" xlink:show="new" text:style-name="Internet_20_link" text:visited-style-name="Visited_20_Internet_20_Link"><text:span text:style-name="T5">6</text:span></text:a><text:span text:style-name="T17">. Here’s your horoscope based on Vrischika Rashi:</text:span></text:p>
        <text:section text:style-name="Sect2" text:name="markdown-content-3">
          <text:list text:style-name="L13">
            <text:list-item>
              <text:p text:style-name="P42"><text:span text:style-name="Strong_20_Emphasis"><text:span text:style-name="T17">:</text:span></text:span><text:span text:style-name="T17"> Mars (Mangal) and Ketu, giving you courage, determination, assertiveness, and spiritual depth</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www.ganeshaspeaks.com/zodiac-signs/scorpio/" office:target-frame-name="_blank" xlink:show="new" text:style-name="Internet_20_link" text:visited-style-name="Visited_20_Internet_20_Link"><text:span text:style-name="T5">6</text:span></text:a><text:span text:style-name="T17">.</text:span></text:p>
            </text:list-item>
            <text:list-item>
              <text:p text:style-name="P42"><text:span text:style-name="Strong_20_Emphasis"><text:span text:style-name="T17">:</text:span></text:span><text:span text:style-name="T17"> You are intense, passionate, and highly intuitive. There is a magnetic aura about you, and you tend to seek depth and authenticity in everything you do</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astroarunpandit.org/scorpio-personality/" office:target-frame-name="_blank" xlink:show="new" text:style-name="Internet_20_link" text:visited-style-name="Visited_20_Internet_20_Link"><text:span text:style-name="T5">4</text:span></text:a><text:span text:style-name="T17">.</text:span></text:p>
            </text:list-item>
            <text:list-item>
              <text:p text:style-name="P42"><text:span text:style-name="Strong_20_Emphasis"><text:span text:style-name="T17">:</text:span></text:span><text:span text:style-name="T17"> Loyalty, resourcefulness, resilience, and the ability to overcome challenges. You are also known for your investigative mind and strategic thinking</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astroarunpandit.org/scorpio-personality/" office:target-frame-name="_blank" xlink:show="new" text:style-name="Internet_20_link" text:visited-style-name="Visited_20_Internet_20_Link"><text:span text:style-name="T5">4</text:span></text:a><text:a xlink:type="simple" xlink:href="https://www.ganeshaspeaks.com/zodiac-signs/scorpio/" office:target-frame-name="_blank" xlink:show="new" text:style-name="Internet_20_link" text:visited-style-name="Visited_20_Internet_20_Link"><text:span text:style-name="T5">6</text:span></text:a><text:span text:style-name="T17">.</text:span></text:p>
            </text:list-item>
            <text:list-item>
              <text:p text:style-name="P42"><text:span text:style-name="Strong_20_Emphasis"><text:span text:style-name="T17">:</text:span></text:span><text:span text:style-name="T17"> Sometimes secretive, possessive, or controlling. You may need to work on trust and openness in relationships</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span text:style-name="T17">.</text:span></text:p>
            </text:list-item>
          </text:list>
          <text:list text:style-name="L14">
            <text:list-item>
              <text:p text:style-name="P43"><text:span text:style-name="Strong_20_Emphasis"><text:span text:style-name="T17">:</text:span></text:span><text:span text:style-name="T17"> Research, psychology, detective work, finance, healing professions, and any area requiring analysis and transformation</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www.ganeshaspeaks.com/zodiac-signs/scorpio/" office:target-frame-name="_blank" xlink:show="new" text:style-name="Internet_20_link" text:visited-style-name="Visited_20_Internet_20_Link"><text:span text:style-name="T5">6</text:span></text:a><text:span text:style-name="T17">.</text:span></text:p>
            </text:list-item>
            <text:list-item>
              <text:p text:style-name="P43"><text:span text:style-name="Strong_20_Emphasis"><text:span text:style-name="T17">:</text:span></text:span><text:span text:style-name="T17"> You are determined and ambitious, often excelling in roles that require focus and depth. Your ability to handle secrets and complex tasks makes you valuable in sensitive or investigative fields</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www.ganeshaspeaks.com/zodiac-signs/scorpio/" office:target-frame-name="_blank" xlink:show="new" text:style-name="Internet_20_link" text:visited-style-name="Visited_20_Internet_20_Link"><text:span text:style-name="T5">6</text:span></text:a><text:span text:style-name="T17">.</text:span></text:p>
            </text:list-item>
            <text:list-item>
              <text:p text:style-name="P43"><text:span text:style-name="Strong_20_Emphasis"><text:span text:style-name="T17">:</text:span></text:span><text:span text:style-name="T17"> This year favors steady progress. Your dedication and strategic approach will help you achieve your goals, especially in the second half of the year. Networking and learning new skills will open doors for advancement.</text:span></text:p>
            </text:list-item>
          </text:list>
          <text:list text:style-name="L15">
            <text:list-item>
              <text:p text:style-name="P44"><text:span text:style-name="Strong_20_Emphasis"><text:span text:style-name="T17">:</text:span></text:span><text:span text:style-name="T17"> Deeply loyal, passionate, and protective. You value honesty and emotional connection, but may need to guard against jealousy or possessiveness</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a xlink:type="simple" xlink:href="https://astroarunpandit.org/scorpio-personality/" office:target-frame-name="_blank" xlink:show="new" text:style-name="Internet_20_link" text:visited-style-name="Visited_20_Internet_20_Link"><text:span text:style-name="T5">4</text:span></text:a><text:span text:style-name="T17">.</text:span></text:p>
            </text:list-item>
            <text:list-item>
              <text:p text:style-name="P44"><text:soft-page-break/><text:span text:style-name="Strong_20_Emphasis"><text:span text:style-name="T17">:</text:span></text:span><text:span text:style-name="T17"> Reliable and supportive, you form strong bonds and are always ready to help those you care about.</text:span></text:p>
            </text:list-item>
          </text:list>
          <text:list text:style-name="L16">
            <text:list-item>
              <text:p text:style-name="P45"><text:span text:style-name="Strong_20_Emphasis"><text:span text:style-name="T17">:</text:span></text:span><text:span text:style-name="T17"> Strong stamina and resistance, but you must manage stress and avoid overexertion. Balance activity with rest, and consider meditation for emotional well-being</text:span><text:a xlink:type="simple" xlink:href="https://www.ganeshaspeaks.com/zodiac-signs/scorpio/" office:target-frame-name="_blank" xlink:show="new" text:style-name="Internet_20_link" text:visited-style-name="Visited_20_Internet_20_Link"><text:span text:style-name="T5">6</text:span></text:a><text:span text:style-name="T17">.</text:span></text:p>
            </text:list-item>
          </text:list>
          <text:list text:style-name="L17">
            <text:list-item>
              <text:p text:style-name="P46"><text:span text:style-name="Strong_20_Emphasis"><text:span text:style-name="T17">:</text:span></text:span><text:span text:style-name="T17"> Dark red or maroon, symbolizing power and transformation</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span text:style-name="T17">.</text:span></text:p>
            </text:list-item>
            <text:list-item>
              <text:p text:style-name="P46"><text:span text:style-name="Strong_20_Emphasis"><text:span text:style-name="T17">:</text:span></text:span><text:span text:style-name="T17"> To, Na, Ni, Nu, Ne</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span text:style-name="T17">.</text:span></text:p>
            </text:list-item>
            <text:list-item>
              <text:p text:style-name="P46"><text:span text:style-name="Strong_20_Emphasis"><text:span text:style-name="T17">:</text:span></text:span><text:span text:style-name="T17"> Anuradha, Jyeshtha, and part of Vishakha</text:span><text:a xlink:type="simple" xlink:href="https://timesofindia.indiatimes.com/astrology/zodiacs-astrology/vruschika-rashi-everything-you-need-to-know-about-the-hindu-zodiac-of-passion-and-intensity/articleshow/111808830.cms" office:target-frame-name="_blank" xlink:show="new" text:style-name="Internet_20_link" text:visited-style-name="Visited_20_Internet_20_Link"><text:span text:style-name="T5">1</text:span></text:a><text:span text:style-name="T17">.</text:span></text:p>
            </text:list-item>
          </text:list>
          <text:list text:style-name="L18">
            <text:list-item>
              <text:p text:style-name="P47"><text:span text:style-name="Strong_20_Emphasis"><text:span text:style-name="T17">:</text:span></text:span><text:span text:style-name="T17"> Channel your energy into productive tasks. Avoid unnecessary confrontations and use your intuition to make important decisions.</text:span></text:p>
            </text:list-item>
            <text:list-item>
              <text:p text:style-name="P47"><text:span text:style-name="Strong_20_Emphasis"><text:span text:style-name="T17">:</text:span></text:span><text:span text:style-name="T17"> New insights or opportunities may arise—trust your instincts and act decisively.</text:span></text:p>
            </text:list-item>
          </text:list>
          <table:table table:name="Table2" table:style-name="Table2">
            <table:table-column table:style-name="Table2.A"/>
            <table:table-column table:style-name="Table2.B"/>
            <table:table-header-rows>
              <table:table-row>
                <table:table-cell table:style-name="Table2.A1" office:value-type="string">
                  <text:p text:style-name="P16">Aspect</text:p>
                </table:table-cell>
                <table:table-cell table:style-name="Table2.A1" office:value-type="string">
                  <text:p text:style-name="P16">Vrischika Rashi (Scorpio) Insights</text:p>
                </table:table-cell>
              </table:table-row>
            </table:table-header-rows>
            <table:table-row>
              <table:table-cell table:style-name="Table2.A1" office:value-type="string">
                <text:p text:style-name="P15">Ruling Planets</text:p>
              </table:table-cell>
              <table:table-cell table:style-name="Table2.A1" office:value-type="string">
                <text:p text:style-name="P15">Mars, Ketu</text:p>
              </table:table-cell>
            </table:table-row>
            <table:table-row>
              <table:table-cell table:style-name="Table2.A1" office:value-type="string">
                <text:p text:style-name="P15">Strengths</text:p>
              </table:table-cell>
              <table:table-cell table:style-name="Table2.A1" office:value-type="string">
                <text:p text:style-name="P15">Intensity, loyalty, resilience, intuition</text:p>
              </table:table-cell>
            </table:table-row>
            <table:table-row>
              <table:table-cell table:style-name="Table2.A1" office:value-type="string">
                <text:p text:style-name="P15">Weaknesses</text:p>
              </table:table-cell>
              <table:table-cell table:style-name="Table2.A1" office:value-type="string">
                <text:p text:style-name="P15">Secrecy, possessiveness, need for control</text:p>
              </table:table-cell>
            </table:table-row>
            <table:table-row>
              <table:table-cell table:style-name="Table2.A1" office:value-type="string">
                <text:p text:style-name="P15">Career</text:p>
              </table:table-cell>
              <table:table-cell table:style-name="Table2.A1" office:value-type="string">
                <text:p text:style-name="P15">Research, finance, healing, analysis, psychology</text:p>
              </table:table-cell>
            </table:table-row>
            <table:table-row>
              <table:table-cell table:style-name="Table2.A1" office:value-type="string">
                <text:p text:style-name="P15">Love</text:p>
              </table:table-cell>
              <table:table-cell table:style-name="Table2.A1" office:value-type="string">
                <text:p text:style-name="P15">Loyal, passionate, protective</text:p>
              </table:table-cell>
            </table:table-row>
            <table:table-row>
              <table:table-cell table:style-name="Table2.A1" office:value-type="string">
                <text:p text:style-name="P15">Health</text:p>
              </table:table-cell>
              <table:table-cell table:style-name="Table2.A1" office:value-type="string">
                <text:p text:style-name="P15">Strong, but manage stress</text:p>
              </table:table-cell>
            </table:table-row>
            <table:table-row>
              <table:table-cell table:style-name="Table2.A1" office:value-type="string">
                <text:p text:style-name="P15">Lucky Color</text:p>
              </table:table-cell>
              <table:table-cell table:style-name="Table2.A1" office:value-type="string">
                <text:p text:style-name="Table_20_Contents">Dark red/maroon</text:p>
              </table:table-cell>
            </table:table-row>
          </table:table>
          <text:p text:style-name="P40"><text:span text:style-name="T17"/></text:p>
        </text:section>
        <text:p text:style-name="P37"/>
        <text:p text:style-name="P3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1:43:15.715245624</meta:creation-date>
    <dc:date>2025-07-07T13:16:39.200022016</dc:date>
    <meta:editing-duration>PT22M14S</meta:editing-duration>
    <meta:editing-cycles>2</meta:editing-cycles>
    <meta:generator>LibreOffice/24.2.7.2$Linux_X86_64 LibreOffice_project/420$Build-2</meta:generator>
    <meta:document-statistic meta:table-count="2" meta:image-count="0" meta:object-count="0" meta:page-count="8" meta:paragraph-count="169" meta:word-count="2432" meta:character-count="15074" meta:non-whitespace-character-count="12855"/>
  </office:meta>
</office:document-meta>
</file>